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3ec31" style:font-size-asian="11pt" style:font-size-complex="11pt"/>
    </style:style>
    <style:style style:name="P4" style:family="paragraph" style:parent-style-name="Standard">
      <style:text-properties style:font-name="arial" officeooo:paragraph-rsid="0003ec31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language="fr" fo:country="BE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3ec31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fo:font-weight="bold" officeooo:paragraph-rsid="0003ec31" style:font-size-asian="11pt" style:font-weight-asian="bold" style:font-size-complex="11pt" style:font-weight-complex="bold"/>
    </style:style>
    <style:style style:name="P9" style:family="paragraph" style:parent-style-name="UrbanBody">
      <style:text-properties style:font-name="arial" fo:font-weight="bold" style:font-weight-asian="bold" style:font-weight-complex="bold"/>
    </style:style>
    <style:style style:name="P10" style:family="paragraph" style:parent-style-name="UrbanBody">
      <style:text-properties style:font-name="arial" fo:font-weight="normal" style:font-weight-asian="normal" style:font-weight-complex="normal"/>
    </style:style>
    <style:style style:name="P11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2" style:family="paragraph" style:parent-style-name="UrbanBody">
      <style:text-properties style:font-name="arial" fo:font-style="normal" style:font-style-asian="normal" style:font-style-complex="normal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fo:language="fr" fo:country="BE" fo:font-style="normal" style:text-underline-style="none" officeooo:rsid="0084aa93" style:font-style-asian="normal" style:font-name-complex="Arial" style:font-style-complex="normal"/>
    </style:style>
    <style:style style:name="T10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4"><text:span text:style-name="T15">do text</text:span></text:p><text:p text:style-name="P14"><text:span text:style-name="T15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8"><text:span text:style-name="T9">Le présent avis est très important et doit être affiché au plus tard la veille du jour retenu comme date de début d’enquête.</text:span></text:p>
          </table:table-cell>
        </table:table-row>
      </table:table>
      <text:p text:style-name="P4"/>
      <text:p text:style-name="P13">Demande de mission</text:p>
      <text:p text:style-name="P7"/>
      <text:p text:style-name="P7"><text:span text:style-name="T12"><office:annotation><dc:creator>sde </dc:creator><dc:date>2011-07-27T10:02:17</dc:date><text:p text:style-name="P14"><text:span text:style-name="T18">do text</text:span></text:p><text:p text:style-name="P14"><text:span text:style-name="T19">from document(at=reference, format='odt')</text:span></text:p></office:annotation></text:span>Import depuis reference.odt</text:p>
      <text:p text:style-name="P7"/>
      <text:p text:style-name="P9">Agent traitant :</text:p>
      <text:p text:style-name="P9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9"/>
      <text:p text:style-name="P9">Je soussigné, ...................................................</text:p>
      <text:p text:style-name="P9"/>
      <text:p text:style-name="P10">déclare et certifie avoir affiché</text:p>
      <text:list xml:id="list1763376841" text:style-name="L1">
        <text:list-item>
          <text:p text:style-name="P5">aux valves du bureau de police de <text:text-input text:description="Misc-Commune">tool.getCityName(prefixed=True)</text:text-input>.</text:p>
        </text:list-item>
        <text:list-item>
          <text:p text:style-name="P11">sur le lieu d'exploitation, à la limite de la propriété, visible de la voie publique</text:p>
        </text:list-item>
        <text:list-item>
          <text:p text:style-name="P5">à proximité de l’endroit – sur le bâtiment visible depuis la voie publique.</text:p>
        </text:list-item>
      </text:list>
      <text:p text:style-name="P10">Du <text:s text:c="4"/>... <text:s text:c="5"/>au <text:s text:c="5"/>...</text:p>
      <text:p text:style-name="P10"/>
      <text:p text:style-name="P10">les avis officiels datés du <text:text-input text:description="Date début d'enquête">tool.formatDate(urbanEventObj.getEventDate())</text:text-input></text:p>
      <text:p text:style-name="P10"/>
      <text:p text:style-name="P10">reçus le</text:p>
      <text:p text:style-name="P10"/>
      <text:p text:style-name="P7"/>
      <text:p text:style-name="P7"><office:annotation><dc:creator>Gauthier Bastien</dc:creator><dc:date>2011-02-16T16:12:24</dc:date><text:p text:style-name="P14"><text:span text:style-name="T17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6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7"/>
      <text:p text:style-name="P9">Objet : <text:span text:style-name="T3"><text:text-input text:description="Permis de bâtir-Objet du permis">self.getLicenceSubject()</text:text-input></text:span></text:p>
      <text:p text:style-name="P7"/>
      <text:p text:style-name="P7"><text:span text:style-name="T2">Lieu : </text:span><text:text-input text:description="Situation des travaux">self.getWorkLocationSignaletic()</text:text-input></text:p>
      <text:p text:style-name="P7"/>
      <text:p text:style-name="P7"/>
      <text:p text:style-name="P10">Date et signature :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41:28.974263259</dc:date>
    <meta:editing-duration>PT7H48M37S</meta:editing-duration>
    <meta:editing-cycles>50</meta:editing-cycles>
    <meta:generator>LibreOffice/6.3.5.2$Linux_X86_64 LibreOffice_project/30$Build-2</meta:generator>
    <meta:document-statistic meta:table-count="1" meta:image-count="0" meta:object-count="0" meta:page-count="1" meta:paragraph-count="21" meta:word-count="133" meta:character-count="907" meta:non-whitespace-character-count="800"/>
  </office:meta>
</office:document-meta>
</file>